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1" fo:font-size="12pt" style:text-underline-style="none" officeooo:rsid="0002fea4" officeooo:paragraph-rsid="0002fea4" style:font-size-asian="12pt" style:font-size-complex="12pt"/>
    </style:style>
    <style:style style:name="P2" style:family="paragraph" style:parent-style-name="Standard">
      <style:text-properties style:font-name="Arial1" fo:font-size="12pt" style:font-size-asian="12pt" style:font-size-complex="12pt"/>
    </style:style>
    <style:style style:name="P3" style:family="paragraph" style:parent-style-name="Standard">
      <style:text-properties style:font-name="Arial1" fo:font-size="12pt" officeooo:paragraph-rsid="000239c0" style:font-size-asian="12pt" style:font-size-complex="12pt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9.7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1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font-name="Arial" fo:font-size="9.7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9.75pt" fo:font-style="normal" style:text-underline-style="solid" style:text-underline-width="auto" style:text-underline-color="font-color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Arial" fo:font-size="9.75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Arial" fo:font-size="9.75pt" style:text-underline-style="solid" style:text-underline-width="auto" style:text-underline-color="font-color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font-name="Arial" fo:font-size="9.75pt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font-name="Arial" fo:font-size="9.75pt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blinking="false"/>
    </style:style>
    <style:style style:name="T19" style:family="text">
      <style:text-properties fo:font-variant="normal" fo:text-transform="none" style:text-line-through-style="none" style:text-line-through-type="none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Arial1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Arial" fo:font-size="9.7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Arial" fo:font-size="9.75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Arial" fo:font-size="9.75pt" fo:font-style="normal" style:text-underline-style="solid" style:text-underline-width="auto" style:text-underline-color="font-color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Arial" fo:font-size="9.75pt" fo:font-style="normal" style:text-underline-style="solid" style:text-underline-width="auto" style:text-underline-color="font-color" style:text-blinking="false" fo:background-color="transparent" loext:char-shading-value="0"/>
    </style:style>
    <style:style style:name="T26" style:family="text">
      <style:text-properties fo:font-variant="normal" fo:text-transform="none" style:use-window-font-color="true" style:text-line-through-style="none" style:text-line-through-type="none" style:font-name="Arial" fo:font-size="9.75pt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Arial" fo:font-size="9.75pt" fo:font-style="normal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Arial" fo:font-size="9.75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Arial" fo:font-size="9.75pt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Arial" fo:font-size="9.75pt" fo:font-style="italic" style:text-underline-style="solid" style:text-underline-width="auto" style:text-underline-color="font-color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style:use-window-font-color="true" style:text-line-through-style="none" style:text-line-through-type="none" style:font-name="Arial" fo:font-size="9.75pt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Ari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style:text-line-through-style="none" style:text-line-through-type="none" style:font-name="Arial" fo:font-size="12pt" style:text-underline-style="none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style:use-window-font-color="true" style:text-line-through-style="none" style:text-line-through-type="none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style:use-window-font-color="true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style:use-window-font-color="true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style:use-window-font-color="true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style:use-window-font-color="true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fo:font-style="normal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fo:font-size="12pt" style:text-underline-style="none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Arial1" fo:font-size="12pt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Arial1" fo:font-size="12pt" fo:font-style="normal" style:text-underline-style="none" fo:font-weight="normal" style:text-blinking="fals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Arial1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Arial1" fo:font-size="12pt" fo:font-style="normal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Arial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Arial1" fo:font-size="12pt" style:text-underline-style="none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Arial1" fo:font-size="12pt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Arial1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Arial1" fo:font-size="12pt" style:text-underline-style="none" fo:font-weight="normal" style:text-blinking="false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Arial1" fo:font-size="12pt" style:text-underline-style="none" fo:font-weight="normal" style:text-blinking="false" fo:background-color="#ffff00" loext:char-shading-value="0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Arial1" fo:font-size="12pt" style:text-blinking="false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Arial1" fo:font-size="12pt" style:text-underline-style="solid" style:text-underline-width="auto" style:text-underline-color="font-color" style:text-blinking="false" fo:background-color="transparent" loext:char-shading-value="0" style:font-size-asian="12pt" style:font-size-complex="12pt"/>
    </style:style>
    <style:style style:name="T6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000000" style:font-name="Arial1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style:font-name="Arial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style:use-window-font-color="true"/>
    </style:style>
    <style:style style:name="T65" style:family="text">
      <style:text-properties style:use-window-font-color="true" fo:font-weight="bold" style:font-weight-asian="bold" style:font-weight-complex="bold"/>
    </style:style>
    <style:style style:name="T66" style:family="text">
      <style:text-properties style:use-window-font-color="true" fo:font-weight="normal" style:font-weight-asian="normal" style:font-weight-complex="normal"/>
    </style:style>
    <style:style style:name="T6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use-window-font-color="tru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use-window-font-color="true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use-window-font-color="true" style:font-name="Arial1" fo:font-size="12pt" fo:font-style="normal" style:text-underline-style="none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use-window-font-color="true" style:font-name="Arial1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use-window-font-color="true" style:font-name="Arial1" fo:font-size="12pt" fo:font-style="normal" style:text-underline-style="none" style:font-size-asian="12pt" style:font-style-asian="normal" style:font-size-complex="12pt" style:font-style-complex="normal"/>
    </style:style>
    <style:style style:name="T76" style:family="text">
      <style:text-properties style:use-window-font-color="true" style:font-name="Arial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use-window-font-color="true" style:font-name="Arial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1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3">http://www.bmwi.de/BMWi/Redaktion/PDF/Publikationen/digitale-agenda-2014-2017,property=pdf,bereich=bmwi2012,sprache=de,rwb=true.pdf</text:span></text:p>
      <text:p text:style-name="P2"><text:span text:style-name="T63">http://www.cdu-osterode.de/image/news/80.jpg</text:span></text:p>
      <text:p text:style-name="P3"><text:bookmark text:name="docs-internal-guid-0c294d6a-b603-91b9-f9a1-5655ab9b337e"/><text:span text:style-name="T8">http://www.spiegel.de/netzwelt/netzpolitik/thomas-de-maiziere-innenminister-wendet-sich-gegen-verschluesselung-a-1014244.html </text:span></text:p>
      <text:p text:style-name="P3"><text:span text:style-name="T8">http://www.cdu-osterode.de/image/news/80.jpg </text:span></text:p>
      <text:p text:style-name="P2"><text:bookmark text:name="docs-internal-guid-0c294d6a-b603-a66f-b9aa-6dbed04eb8a9"/><text:span text:style-name="T8">http://www.spiegel.de/netzwelt/netzpolitik/nsa-neue-plaene-um-an-verschluesselte-daten-zu-kommen-a-1028284.html </text:span><text:span text:style-name="T63"><text:line-break/></text:span><text:bookmark text:name="docs-internal-guid-0c294d6a-b603-cd6e-4142-e596d7bc6777"/><text:span text:style-name="T8">https://theconversation.com/paranoid-defence-controls-could-criminalise-teaching-encryption-41238</text:span></text:p>
      <text:p text:style-name="P2"><text:span text:style-name="T8">https://www.python.org/static/community_logos/python-powered-w.svg</text:span></text:p>
      <text:p text:style-name="P2"><text:span text:style-name="T63">https://de.wikipedia.org/wiki/Qt_%28Bibliothek%29#/media/File:Qt_logo.svg</text:span></text:p>
      <text:p text:style-name="P2"><text:span text:style-name="T63">http://www.heise.de/themenseite/02/1/2/5/3/7/4/3/TrueCrypt_logo-7c9e6c7fef1e75f6.png</text:span></text:p>
      <text:p text:style-name="P2"><text:span text:style-name="T63">https://lh5.ggpht.com/PY62yyGfFtBVLzSpVNjYljbORW9b-jMRrbwxJWd-oQEUx5qsypd7lrPDEgBjFFRMNQ=w300</text:span></text:p>
      <text:p text:style-name="P2"><text:span text:style-name="T63">https://commons.wikimedia.org/wiki/File:Telegram_logo.svg</text:span></text:p>
      <text:p text:style-name="P2"><text:span text:style-name="T3">http://www.zdf.de/ZDF/zdfportal/blob/38627008/1/data.pdf</text:span></text:p>
      <text:p text:style-name="P1"><text:span text:style-name="T19">Weitere Quellen finden sich in der Produktschri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22:42:35.077000000</meta:creation-date>
    <dc:date>2015-06-02T22:52:33.796000000</dc:date>
    <meta:editing-duration>PT9M58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2" meta:word-count="19" meta:character-count="1034" meta:non-whitespace-character-count="1024"/>
  </office:meta>
</office:document-meta>
</file>